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3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2.708cm"/>
    </style:style>
    <style:style style:name="co16" style:family="table-column">
      <style:table-column-properties fo:break-before="auto" style:column-width="2.489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2.545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628cm"/>
    </style:style>
    <style:style style:name="co22" style:family="table-column">
      <style:table-column-properties fo:break-before="auto" style:column-width="2.713cm"/>
    </style:style>
    <style:style style:name="co23" style:family="table-column">
      <style:table-column-properties fo:break-before="auto" style:column-width="2.517cm"/>
    </style:style>
    <style:style style:name="co24" style:family="table-column">
      <style:table-column-properties fo:break-before="auto" style:column-width="2.379cm"/>
    </style:style>
    <style:style style:name="co25" style:family="table-column">
      <style:table-column-properties fo:break-before="auto" style:column-width="2.909cm"/>
    </style:style>
    <style:style style:name="co26" style:family="table-column">
      <style:table-column-properties fo:break-before="auto" style:column-width="2.798cm"/>
    </style:style>
    <style:style style:name="co27" style:family="table-column">
      <style:table-column-properties fo:break-before="auto" style:column-width="3.103cm"/>
    </style:style>
    <style:style style:name="co28" style:family="table-column">
      <style:table-column-properties fo:break-before="auto" style:column-width="3.161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2.602cm"/>
    </style:style>
    <style:style style:name="co31" style:family="table-column">
      <style:table-column-properties fo:break-before="auto" style:column-width="2.238cm"/>
    </style:style>
    <style:style style:name="co32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4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6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1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C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C3">
          <table:error-message table:message-type="stop" table:display="true"/>
        </table:content-validation>
        <table:content-validation table:name="val3" table:condition="of:cell-content-is-in-list(&quot;-&quot;;&quot;yes&quot;;&quot;no&quot;)" table:allow-empty-cell="true" table:display-list="unsorted" table:base-cell-address="'Mixer Config'.D2">
          <table:error-message table:message-type="stop" table:display="true"/>
        </table:content-validation>
        <table:content-validation table:name="val4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'Mixer Config'.E2">
          <table:error-message table:message-type="stop" table:display="true"/>
        </table:content-validation>
        <table:content-validation table:name="val5" table:condition="of:cell-content-is-decimal-number() and cell-content-is-between(20,2000)" table:allow-empty-cell="false" table:base-cell-address="'Mixer Config'.G2">
          <table:error-message table:message-type="stop" table:display="true"/>
        </table:content-validation>
        <table:content-validation table:name="val6" table:condition="of:cell-content-is-decimal-number() and cell-content-is-between(20,2000)" table:allow-empty-cell="true" table:base-cell-address="'Mixer Config'.G3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'Mixer Config'.J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'Mixer Config'.C2">
          <table:error-message table:message-type="stop" table:display="true"/>
        </table:content-validation>
        <table:content-validation table:name="val9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'Mixer Config'.E2">
          <table:error-message table:message-type="stop" table:display="true"/>
        </table:content-validation>
        <table:content-validation table:name="val10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I15">
          <table:error-message table:message-type="stop" table:display="true"/>
        </table:content-validation>
        <table:content-validation table:name="val1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'Mixer Config'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12"/>
        <table:table-column table:style-name="co5" table:default-cell-style-name="ce9"/>
        <table:table-column table:style-name="co1" table:default-cell-style-name="ce2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default-cell-style-name="Default"/>
        <table:table-column table:style-name="co6" table:visibility="collapse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04" table:default-cell-style-name="Default"/>
        <table:table-column table:style-name="co8" table:default-cell-style-name="ce12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1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4"/>
          <table:table-cell table:style-name="ce15" table:formula="of:=CONCATENATE(&quot;DCA1 - &quot;;[$Groups.B2])" office:value-type="string" office:string-value="DCA1 - Dca1" calcext:value-type="string">
            <text:p>DCA1 - Dca1</text:p>
          </table:table-cell>
          <table:table-cell table:style-name="ce15" table:formula="of:=CONCATENATE(&quot;DCA2 - &quot;;[$Groups.B3])" office:value-type="string" office:string-value="DCA2 - Dca2" calcext:value-type="string">
            <text:p>DCA2 - Dca2</text:p>
          </table:table-cell>
          <table:table-cell table:style-name="ce15" table:formula="of:=CONCATENATE(&quot;DCA3 - &quot;;[$Groups.B4])" office:value-type="string" office:string-value="DCA3 - Dca3" calcext:value-type="string">
            <text:p>DCA3 - Dca3</text:p>
          </table:table-cell>
          <table:table-cell table:style-name="ce15" table:formula="of:=CONCATENATE(&quot;DCA4 - &quot;;[$Groups.B5])" office:value-type="string" office:string-value="DCA4 - Dca4" calcext:value-type="string">
            <text:p>DCA4 - Dca4</text:p>
          </table:table-cell>
          <table:table-cell table:style-name="ce15" table:formula="of:=CONCATENATE(&quot;DCA5 - &quot;;[$Groups.B6])" office:value-type="string" office:string-value="DCA5 - Dca5" calcext:value-type="string">
            <text:p>DCA5 - Dca5</text:p>
          </table:table-cell>
          <table:table-cell table:style-name="ce15" table:formula="of:=CONCATENATE(&quot;DCA6 - &quot;;[$Groups.B7])" office:value-type="string" office:string-value="DCA6 - Dca6" calcext:value-type="string">
            <text:p>DCA6 - Dca6</text:p>
          </table:table-cell>
          <table:table-cell table:style-name="ce15" table:formula="of:=CONCATENATE(&quot;DCA7 - &quot;;[$Groups.B8])" office:value-type="string" office:string-value="DCA7 - Dca7" calcext:value-type="string">
            <text:p>DCA7 - Dca7</text:p>
          </table:table-cell>
          <table:table-cell table:style-name="ce15" table:formula="of:=CONCATENATE(&quot;DCA8 - &quot;;[$Groups.B9])" office:value-type="string" office:string-value="DCA8 - Dca8" calcext:value-type="string">
            <text:p>DCA8 - Dca8</text:p>
          </table:table-cell>
          <table:table-cell table:style-name="ce15" table:formula="of:=CONCATENATE(&quot;DCA9 - &quot;;[$Groups.B10])" office:value-type="string" office:string-value="DCA9 - Dca9" calcext:value-type="string">
            <text:p>DCA9 - Dca9</text:p>
          </table:table-cell>
          <table:table-cell table:style-name="ce15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5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5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5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5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5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5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5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5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5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5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5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5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5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5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4"/>
          <table:table-cell table:style-name="ce15" office:value-type="string" calcext:value-type="string">
            <text:p>Mute1</text:p>
          </table:table-cell>
          <table:table-cell table:style-name="ce15" office:value-type="string" calcext:value-type="string">
            <text:p>Mute2</text:p>
          </table:table-cell>
          <table:table-cell table:style-name="ce15" office:value-type="string" calcext:value-type="string">
            <text:p>Mute3</text:p>
          </table:table-cell>
          <table:table-cell table:style-name="ce15" office:value-type="string" calcext:value-type="string">
            <text:p>Mute4</text:p>
          </table:table-cell>
          <table:table-cell table:style-name="ce15" office:value-type="string" calcext:value-type="string">
            <text:p>Mute5</text:p>
          </table:table-cell>
          <table:table-cell table:style-name="ce15" office:value-type="string" calcext:value-type="string">
            <text:p>Mute6</text:p>
          </table:table-cell>
          <table:table-cell table:style-name="ce15" office:value-type="string" calcext:value-type="string">
            <text:p>Mute7</text:p>
          </table:table-cell>
          <table:table-cell table:style-name="ce15" office:value-type="string" calcext:value-type="string">
            <text:p>Mute8</text:p>
          </table:table-cell>
          <table:table-cell table:style-name="ce14"/>
          <table:table-cell table:style-name="ce15" office:value-type="string" calcext:value-type="string">
            <text:p>DCA1</text:p>
          </table:table-cell>
          <table:table-cell table:style-name="ce15" office:value-type="string" calcext:value-type="string">
            <text:p>DCA2</text:p>
          </table:table-cell>
          <table:table-cell table:style-name="ce15" office:value-type="string" calcext:value-type="string">
            <text:p>DCA3</text:p>
          </table:table-cell>
          <table:table-cell table:style-name="ce15" office:value-type="string" calcext:value-type="string">
            <text:p>DCA4</text:p>
          </table:table-cell>
          <table:table-cell table:style-name="ce15" office:value-type="string" calcext:value-type="string">
            <text:p>DCA5</text:p>
          </table:table-cell>
          <table:table-cell table:style-name="ce15" office:value-type="string" calcext:value-type="string">
            <text:p>DCA6</text:p>
          </table:table-cell>
          <table:table-cell table:style-name="ce15" office:value-type="string" calcext:value-type="string">
            <text:p>DCA7</text:p>
          </table:table-cell>
          <table:table-cell table:style-name="ce15" office:value-type="string" calcext:value-type="string">
            <text:p>DCA8</text:p>
          </table:table-cell>
          <table:table-cell table:style-name="ce15" office:value-type="string" calcext:value-type="string">
            <text:p>DCA9</text:p>
          </table:table-cell>
          <table:table-cell table:style-name="ce15" office:value-type="string" calcext:value-type="string">
            <text:p>DCA10</text:p>
          </table:table-cell>
          <table:table-cell table:style-name="ce15" office:value-type="string" calcext:value-type="string">
            <text:p>DCA11</text:p>
          </table:table-cell>
          <table:table-cell table:style-name="ce15" office:value-type="string" calcext:value-type="string">
            <text:p>DCA12</text:p>
          </table:table-cell>
          <table:table-cell table:style-name="ce15" office:value-type="string" calcext:value-type="string">
            <text:p>DCA13</text:p>
          </table:table-cell>
          <table:table-cell table:style-name="ce15" office:value-type="string" calcext:value-type="string">
            <text:p>DCA14</text:p>
          </table:table-cell>
          <table:table-cell table:style-name="ce15" office:value-type="string" calcext:value-type="string">
            <text:p>DCA15</text:p>
          </table:table-cell>
          <table:table-cell table:style-name="ce15" office:value-type="string" calcext:value-type="string">
            <text:p>DCA16</text:p>
          </table:table-cell>
          <table:table-cell table:style-name="ce15" office:value-type="string" calcext:value-type="string">
            <text:p>DCA17</text:p>
          </table:table-cell>
          <table:table-cell table:style-name="ce15" office:value-type="string" calcext:value-type="string">
            <text:p>DCA18</text:p>
          </table:table-cell>
          <table:table-cell table:style-name="ce15" office:value-type="string" calcext:value-type="string">
            <text:p>DCA19</text:p>
          </table:table-cell>
          <table:table-cell table:style-name="ce15" office:value-type="string" calcext:value-type="string">
            <text:p>DCA20</text:p>
          </table:table-cell>
          <table:table-cell table:style-name="ce15" office:value-type="string" calcext:value-type="string">
            <text:p>DCA21</text:p>
          </table:table-cell>
          <table:table-cell table:style-name="ce15" office:value-type="string" calcext:value-type="string">
            <text:p>DCA22</text:p>
          </table:table-cell>
          <table:table-cell table:style-name="ce15" office:value-type="string" calcext:value-type="string">
            <text:p>DCA23</text:p>
          </table:table-cell>
          <table:table-cell table:style-name="ce15" office:value-type="string" calcext:value-type="string">
            <text:p>DCA24</text:p>
          </table:table-cell>
          <table:table-cell table:style-name="ce14" office:value-type="string" calcext:value-type="string">
            <text:p>Hidden Helper Cells – Please dont touch</text:p>
          </table:table-cell>
          <table:table-cell table:style-name="ce15" table:number-columns-repeated="8"/>
          <table:table-cell table:style-name="ce14" table:number-columns-repeated="16304"/>
          <table:table-cell table:style-name="ce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/>
          <table:table-cell table:content-validation-name="val5" office:value-type="float" office:value="20" calcext:value-type="float">
            <text:p>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M2]=&quot;x&quot;;&quot;x&quot;;&quot;&quot;)" office:value-type="string" office:string-value="x" calcext:value-type="string">
            <text:p>x</text:p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 office:value-type="string" office:string-value="x" calcext:value-type="string">
            <text:p>x</text:p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 table:formula="of:=IF([.AJ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-</text:p>
          </table:table-cell>
          <table:table-cell table:content-validation-name="val6" office:value-type="float" office:value="40" calcext:value-type="float">
            <text:p>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M3]=&quot;x&quot;;&quot;x&quot;;&quot;&quot;)" office:value-type="string" office:string-value="x" calcext:value-type="string">
            <text:p>x</text:p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 office:value-type="string" office:string-value="x" calcext:value-type="string">
            <text:p>x</text:p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 table:formula="of:=IF([.AJ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M4]=&quot;x&quot;;&quot;x&quot;;&quot;&quot;)" office:value-type="string" office:string-value="x" calcext:value-type="string">
            <text:p>x</text:p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 office:value-type="string" office:string-value="x" calcext:value-type="string">
            <text:p>x</text:p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 table:formula="of:=IF([.AJ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M5]=&quot;x&quot;;&quot;x&quot;;&quot;&quot;)" office:value-type="string" office:string-value="x" calcext:value-type="string">
            <text:p>x</text:p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 office:value-type="string" office:string-value="x" calcext:value-type="string">
            <text:p>x</text:p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 table:formula="of:=IF([.AJ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M6]=&quot;x&quot;;&quot;x&quot;;&quot;&quot;)" office:value-type="string" office:string-value="x" calcext:value-type="string">
            <text:p>x</text:p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 office:value-type="string" office:string-value="x" calcext:value-type="string">
            <text:p>x</text:p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 table:formula="of:=IF([.AJ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M7]=&quot;x&quot;;&quot;x&quot;;&quot;&quot;)" office:value-type="string" office:string-value="x" calcext:value-type="string">
            <text:p>x</text:p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 office:value-type="string" office:string-value="x" calcext:value-type="string">
            <text:p>x</text:p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 table:formula="of:=IF([.AJ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M8]=&quot;x&quot;;&quot;x&quot;;&quot;&quot;)" office:value-type="string" office:string-value="x" calcext:value-type="string">
            <text:p>x</text:p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 office:value-type="string" office:string-value="x" calcext:value-type="string">
            <text:p>x</text:p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 table:formula="of:=IF([.AJ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M9]=&quot;x&quot;;&quot;x&quot;;&quot;&quot;)" office:value-type="string" office:string-value="x" calcext:value-type="string">
            <text:p>x</text:p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 office:value-type="string" office:string-value="x" calcext:value-type="string">
            <text:p>x</text:p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 table:formula="of:=IF([.AJ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table:formula="of:=IF([.M10]=&quot;x&quot;;&quot;x&quot;;&quot;&quot;)" office:value-type="string" office:string-value="x" calcext:value-type="string">
            <text:p>x</text:p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 office:value-type="string" office:string-value="x" calcext:value-type="string">
            <text:p>x</text:p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 table:formula="of:=IF([.AJ1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IF([.M11]=&quot;x&quot;;&quot;x&quot;;&quot;&quot;)" office:value-type="string" office:string-value="x" calcext:value-type="string">
            <text:p>x</text:p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 office:value-type="string" office:string-value="x" calcext:value-type="string">
            <text:p>x</text:p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 table:formula="of:=IF([.AJ1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table:formula="of:=IF([.M12]=&quot;x&quot;;&quot;x&quot;;&quot;&quot;)" office:value-type="string" office:string-value="x" calcext:value-type="string">
            <text:p>x</text:p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 office:value-type="string" office:string-value="x" calcext:value-type="string">
            <text:p>x</text:p>
          </table:table-cell>
          <table:table-cell table:formula="of:=IF([.AI12]=&quot;x&quot;;&quot;x&quot;;&quot;&quot;)">
            <text:p/>
          </table:table-cell>
          <table:table-cell table:formula="of:=IF([.AJ1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formula="of:=IF([.M13]=&quot;x&quot;;&quot;x&quot;;&quot;&quot;)" office:value-type="string" office:string-value="x" calcext:value-type="string">
            <text:p>x</text:p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 office:value-type="string" office:string-value="x" calcext:value-type="string">
            <text:p>x</text:p>
          </table:table-cell>
          <table:table-cell table:formula="of:=IF([.AJ1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M14]=&quot;x&quot;;&quot;x&quot;;&quot;&quot;)">
            <text:p/>
          </table:table-cell>
          <table:table-cell table:formula="of:=IF([.N14]=&quot;x&quot;;&quot;x&quot;;&quot;&quot;)" office:value-type="string" office:string-value="x" calcext:value-type="string">
            <text:p>x</text:p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 table:formula="of:=IF([.AJ14]=&quot;x&quot;;&quot;x&quot;;&quot;&quot;)" office:value-type="string" office:string-value="x" calcext:value-type="string">
            <text:p>x</text:p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M15]=&quot;x&quot;;&quot;x&quot;;&quot;&quot;)">
            <text:p/>
          </table:table-cell>
          <table:table-cell table:formula="of:=IF([.N15]=&quot;x&quot;;&quot;x&quot;;&quot;&quot;)" office:value-type="string" office:string-value="x" calcext:value-type="string">
            <text:p>x</text:p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 table:formula="of:=IF([.AJ1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M16]=&quot;x&quot;;&quot;x&quot;;&quot;&quot;)">
            <text:p/>
          </table:table-cell>
          <table:table-cell table:formula="of:=IF([.N16]=&quot;x&quot;;&quot;x&quot;;&quot;&quot;)" office:value-type="string" office:string-value="x" calcext:value-type="string">
            <text:p>x</text:p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 table:formula="of:=IF([.AJ1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M17]=&quot;x&quot;;&quot;x&quot;;&quot;&quot;)">
            <text:p/>
          </table:table-cell>
          <table:table-cell table:formula="of:=IF([.N17]=&quot;x&quot;;&quot;x&quot;;&quot;&quot;)" office:value-type="string" office:string-value="x" calcext:value-type="string">
            <text:p>x</text:p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 table:formula="of:=IF([.AJ1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 table:formula="of:=IF([.AJ1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 table:formula="of:=IF([.AJ1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M20]=&quot;x&quot;;&quot;x&quot;;&quot;&quot;)">
            <text:p/>
          </table:table-cell>
          <table:table-cell table:formula="of:=IF([.N20]=&quot;x&quot;;&quot;x&quot;;&quot;&quot;)" office:value-type="string" office:string-value="x" calcext:value-type="string">
            <text:p>x</text:p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 table:formula="of:=IF([.AJ2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M21]=&quot;x&quot;;&quot;x&quot;;&quot;&quot;)">
            <text:p/>
          </table:table-cell>
          <table:table-cell table:formula="of:=IF([.N21]=&quot;x&quot;;&quot;x&quot;;&quot;&quot;)" office:value-type="string" office:string-value="x" calcext:value-type="string">
            <text:p>x</text:p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 table:formula="of:=IF([.AJ2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M22]=&quot;x&quot;;&quot;x&quot;;&quot;&quot;)">
            <text:p/>
          </table:table-cell>
          <table:table-cell table:formula="of:=IF([.N22]=&quot;x&quot;;&quot;x&quot;;&quot;&quot;)" office:value-type="string" office:string-value="x" calcext:value-type="string">
            <text:p>x</text:p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 table:formula="of:=IF([.AJ2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M23]=&quot;x&quot;;&quot;x&quot;;&quot;&quot;)">
            <text:p/>
          </table:table-cell>
          <table:table-cell table:formula="of:=IF([.N23]=&quot;x&quot;;&quot;x&quot;;&quot;&quot;)" office:value-type="string" office:string-value="x" calcext:value-type="string">
            <text:p>x</text:p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 table:formula="of:=IF([.AJ2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M24]=&quot;x&quot;;&quot;x&quot;;&quot;&quot;)">
            <text:p/>
          </table:table-cell>
          <table:table-cell table:formula="of:=IF([.N24]=&quot;x&quot;;&quot;x&quot;;&quot;&quot;)" office:value-type="string" office:string-value="x" calcext:value-type="string">
            <text:p>x</text:p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 table:formula="of:=IF([.AJ2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M25]=&quot;x&quot;;&quot;x&quot;;&quot;&quot;)">
            <text:p/>
          </table:table-cell>
          <table:table-cell table:formula="of:=IF([.N25]=&quot;x&quot;;&quot;x&quot;;&quot;&quot;)" office:value-type="string" office:string-value="x" calcext:value-type="string">
            <text:p>x</text:p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 table:formula="of:=IF([.AJ2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 office:value-type="string" office:string-value="x" calcext:value-type="string">
            <text:p>x</text:p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 table:formula="of:=IF([.AJ2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 office:value-type="string" office:string-value="x" calcext:value-type="string">
            <text:p>x</text:p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 table:formula="of:=IF([.AJ2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 office:value-type="string" office:string-value="x" calcext:value-type="string">
            <text:p>x</text:p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 table:formula="of:=IF([.AJ2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 office:value-type="string" office:string-value="x" calcext:value-type="string">
            <text:p>x</text:p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 table:formula="of:=IF([.AJ2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80" calcext:value-type="float">
            <text:p>58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 office:value-type="string" office:string-value="x" calcext:value-type="string">
            <text:p>x</text:p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 table:formula="of:=IF([.AJ3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00" calcext:value-type="float">
            <text:p>60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 office:value-type="string" office:string-value="x" calcext:value-type="string">
            <text:p>x</text:p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 table:formula="of:=IF([.AJ3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20" calcext:value-type="float">
            <text:p>62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 office:value-type="string" office:string-value="x" calcext:value-type="string">
            <text:p>x</text:p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 table:formula="of:=IF([.AJ3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40" calcext:value-type="float">
            <text:p>64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 office:value-type="string" office:string-value="x" calcext:value-type="string">
            <text:p>x</text:p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 table:formula="of:=IF([.AJ3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60" calcext:value-type="float">
            <text:p>66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 office:value-type="string" office:string-value="x" calcext:value-type="string">
            <text:p>x</text:p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 table:formula="of:=IF([.AJ3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80" calcext:value-type="float">
            <text:p>68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 office:value-type="string" office:string-value="x" calcext:value-type="string">
            <text:p>x</text:p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 table:formula="of:=IF([.AJ3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00" calcext:value-type="float">
            <text:p>70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 office:value-type="string" office:string-value="x" calcext:value-type="string">
            <text:p>x</text:p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 table:formula="of:=IF([.AJ3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20" calcext:value-type="float">
            <text:p>72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 office:value-type="string" office:string-value="x" calcext:value-type="string">
            <text:p>x</text:p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 table:formula="of:=IF([.AJ3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40" calcext:value-type="float">
            <text:p>74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 office:value-type="string" office:string-value="x" calcext:value-type="string">
            <text:p>x</text:p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 table:formula="of:=IF([.AJ3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60" calcext:value-type="float">
            <text:p>76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 office:value-type="string" office:string-value="x" calcext:value-type="string">
            <text:p>x</text:p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 table:formula="of:=IF([.AJ3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80" calcext:value-type="float">
            <text:p>78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 office:value-type="string" office:string-value="x" calcext:value-type="string">
            <text:p>x</text:p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 table:formula="of:=IF([.AJ4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0" calcext:value-type="float">
            <text:p>80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 office:value-type="string" office:string-value="x" calcext:value-type="string">
            <text:p>x</text:p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 table:formula="of:=IF([.AJ4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20" calcext:value-type="float">
            <text:p>82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 office:value-type="string" office:string-value="x" calcext:value-type="string">
            <text:p>x</text:p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 table:formula="of:=IF([.AJ4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40" calcext:value-type="float">
            <text:p>84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 office:value-type="string" office:string-value="x" calcext:value-type="string">
            <text:p>x</text:p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 table:formula="of:=IF([.AJ4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60" calcext:value-type="float">
            <text:p>86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 office:value-type="string" office:string-value="x" calcext:value-type="string">
            <text:p>x</text:p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 table:formula="of:=IF([.AJ4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80" calcext:value-type="float">
            <text:p>88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 office:value-type="string" office:string-value="x" calcext:value-type="string">
            <text:p>x</text:p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 table:formula="of:=IF([.AJ4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00" calcext:value-type="float">
            <text:p>90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 office:value-type="string" office:string-value="x" calcext:value-type="string">
            <text:p>x</text:p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 table:formula="of:=IF([.AJ4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20" calcext:value-type="float">
            <text:p>92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 office:value-type="string" office:string-value="x" calcext:value-type="string">
            <text:p>x</text:p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 table:formula="of:=IF([.AJ4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40" calcext:value-type="float">
            <text:p>94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 office:value-type="string" office:string-value="x" calcext:value-type="string">
            <text:p>x</text:p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 table:formula="of:=IF([.AJ4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60" calcext:value-type="float">
            <text:p>96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 office:value-type="string" office:string-value="x" calcext:value-type="string">
            <text:p>x</text:p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 table:formula="of:=IF([.AJ4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80" calcext:value-type="float">
            <text:p>9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 office:value-type="string" office:string-value="x" calcext:value-type="string">
            <text:p>x</text:p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 table:formula="of:=IF([.AJ5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00" calcext:value-type="float">
            <text:p>10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 office:value-type="string" office:string-value="x" calcext:value-type="string">
            <text:p>x</text:p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 table:formula="of:=IF([.AJ5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20" calcext:value-type="float">
            <text:p>10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 office:value-type="string" office:string-value="x" calcext:value-type="string">
            <text:p>x</text:p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 table:formula="of:=IF([.AJ5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40" calcext:value-type="float">
            <text:p>10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 office:value-type="string" office:string-value="x" calcext:value-type="string">
            <text:p>x</text:p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 table:formula="of:=IF([.AJ5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60" calcext:value-type="float">
            <text:p>10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 office:value-type="string" office:string-value="x" calcext:value-type="string">
            <text:p>x</text:p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 table:formula="of:=IF([.AJ5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80" calcext:value-type="float">
            <text:p>10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 office:value-type="string" office:string-value="x" calcext:value-type="string">
            <text:p>x</text:p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 table:formula="of:=IF([.AJ5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00" calcext:value-type="float">
            <text:p>11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 office:value-type="string" office:string-value="x" calcext:value-type="string">
            <text:p>x</text:p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 table:formula="of:=IF([.AJ5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20" calcext:value-type="float">
            <text:p>11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 office:value-type="string" office:string-value="x" calcext:value-type="string">
            <text:p>x</text:p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 table:formula="of:=IF([.AJ5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40" calcext:value-type="float">
            <text:p>11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 office:value-type="string" office:string-value="x" calcext:value-type="string">
            <text:p>x</text:p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 table:formula="of:=IF([.AJ5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60" calcext:value-type="float">
            <text:p>11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 office:value-type="string" office:string-value="x" calcext:value-type="string">
            <text:p>x</text:p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 table:formula="of:=IF([.AJ5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80" calcext:value-type="float">
            <text:p>11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 office:value-type="string" office:string-value="x" calcext:value-type="string">
            <text:p>x</text:p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 table:formula="of:=IF([.AJ6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0" calcext:value-type="float">
            <text:p>12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 office:value-type="string" office:string-value="x" calcext:value-type="string">
            <text:p>x</text:p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 table:formula="of:=IF([.AJ6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20" calcext:value-type="float">
            <text:p>12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 office:value-type="string" office:string-value="x" calcext:value-type="string">
            <text:p>x</text:p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 table:formula="of:=IF([.AJ6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40" calcext:value-type="float">
            <text:p>12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 office:value-type="string" office:string-value="x" calcext:value-type="string">
            <text:p>x</text:p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 table:formula="of:=IF([.AJ6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60" calcext:value-type="float">
            <text:p>12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 office:value-type="string" office:string-value="x" calcext:value-type="string">
            <text:p>x</text:p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 table:formula="of:=IF([.AJ6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80" calcext:value-type="float">
            <text:p>12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 office:value-type="string" office:string-value="x" calcext:value-type="string">
            <text:p>x</text:p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 table:formula="of:=IF([.AJ6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00" calcext:value-type="float">
            <text:p>13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 office:value-type="string" office:string-value="x" calcext:value-type="string">
            <text:p>x</text:p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 table:formula="of:=IF([.AJ6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20" calcext:value-type="float">
            <text:p>13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 office:value-type="string" office:string-value="x" calcext:value-type="string">
            <text:p>x</text:p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 table:formula="of:=IF([.AJ6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40" calcext:value-type="float">
            <text:p>13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 office:value-type="string" office:string-value="x" calcext:value-type="string">
            <text:p>x</text:p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 table:formula="of:=IF([.AJ6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60" calcext:value-type="float">
            <text:p>13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 office:value-type="string" office:string-value="x" calcext:value-type="string">
            <text:p>x</text:p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 table:formula="of:=IF([.AJ6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80" calcext:value-type="float">
            <text:p>13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 office:value-type="string" office:string-value="x" calcext:value-type="string">
            <text:p>x</text:p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 table:formula="of:=IF([.AJ7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00" calcext:value-type="float">
            <text:p>14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 office:value-type="string" office:string-value="x" calcext:value-type="string">
            <text:p>x</text:p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 table:formula="of:=IF([.AJ7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20" calcext:value-type="float">
            <text:p>14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 office:value-type="string" office:string-value="x" calcext:value-type="string">
            <text:p>x</text:p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 table:formula="of:=IF([.AJ7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40" calcext:value-type="float">
            <text:p>14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 office:value-type="string" office:string-value="x" calcext:value-type="string">
            <text:p>x</text:p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 table:formula="of:=IF([.AJ7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60" calcext:value-type="float">
            <text:p>14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 office:value-type="string" office:string-value="x" calcext:value-type="string">
            <text:p>x</text:p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 table:formula="of:=IF([.AJ7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80" calcext:value-type="float">
            <text:p>14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 office:value-type="string" office:string-value="x" calcext:value-type="string">
            <text:p>x</text:p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 table:formula="of:=IF([.AJ7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00" calcext:value-type="float">
            <text:p>15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 office:value-type="string" office:string-value="x" calcext:value-type="string">
            <text:p>x</text:p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 table:formula="of:=IF([.AJ7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20" calcext:value-type="float">
            <text:p>15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 office:value-type="string" office:string-value="x" calcext:value-type="string">
            <text:p>x</text:p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 table:formula="of:=IF([.AJ7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40" calcext:value-type="float">
            <text:p>15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 office:value-type="string" office:string-value="x" calcext:value-type="string">
            <text:p>x</text:p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 table:formula="of:=IF([.AJ7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60" calcext:value-type="float">
            <text:p>15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 office:value-type="string" office:string-value="x" calcext:value-type="string">
            <text:p>x</text:p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 table:formula="of:=IF([.AJ7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80" calcext:value-type="float">
            <text:p>15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 office:value-type="string" office:string-value="x" calcext:value-type="string">
            <text:p>x</text:p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 table:formula="of:=IF([.AJ8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0" calcext:value-type="float">
            <text:p>16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 office:value-type="string" office:string-value="x" calcext:value-type="string">
            <text:p>x</text:p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 table:formula="of:=IF([.AJ8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20" calcext:value-type="float">
            <text:p>16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 office:value-type="string" office:string-value="x" calcext:value-type="string">
            <text:p>x</text:p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 table:formula="of:=IF([.AJ8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40" calcext:value-type="float">
            <text:p>16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 office:value-type="string" office:string-value="x" calcext:value-type="string">
            <text:p>x</text:p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 table:formula="of:=IF([.AJ8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60" calcext:value-type="float">
            <text:p>16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 office:value-type="string" office:string-value="x" calcext:value-type="string">
            <text:p>x</text:p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 table:formula="of:=IF([.AJ8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80" calcext:value-type="float">
            <text:p>16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 office:value-type="string" office:string-value="x" calcext:value-type="string">
            <text:p>x</text:p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 table:formula="of:=IF([.AJ8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00" calcext:value-type="float">
            <text:p>17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 office:value-type="string" office:string-value="x" calcext:value-type="string">
            <text:p>x</text:p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 table:formula="of:=IF([.AJ8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20" calcext:value-type="float">
            <text:p>17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 office:value-type="string" office:string-value="x" calcext:value-type="string">
            <text:p>x</text:p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 table:formula="of:=IF([.AJ8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40" calcext:value-type="float">
            <text:p>17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 office:value-type="string" office:string-value="x" calcext:value-type="string">
            <text:p>x</text:p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 table:formula="of:=IF([.AJ8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60" calcext:value-type="float">
            <text:p>17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 office:value-type="string" office:string-value="x" calcext:value-type="string">
            <text:p>x</text:p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 table:formula="of:=IF([.AJ8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80" calcext:value-type="float">
            <text:p>17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 office:value-type="string" office:string-value="x" calcext:value-type="string">
            <text:p>x</text:p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 table:formula="of:=IF([.AJ9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00" calcext:value-type="float">
            <text:p>18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 office:value-type="string" office:string-value="x" calcext:value-type="string">
            <text:p>x</text:p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 table:formula="of:=IF([.AJ9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20" calcext:value-type="float">
            <text:p>18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 office:value-type="string" office:string-value="x" calcext:value-type="string">
            <text:p>x</text:p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 table:formula="of:=IF([.AJ9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40" calcext:value-type="float">
            <text:p>18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 office:value-type="string" office:string-value="x" calcext:value-type="string">
            <text:p>x</text:p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 table:formula="of:=IF([.AJ9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60" calcext:value-type="float">
            <text:p>18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 office:value-type="string" office:string-value="x" calcext:value-type="string">
            <text:p>x</text:p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 table:formula="of:=IF([.AJ9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80" calcext:value-type="float">
            <text:p>18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 office:value-type="string" office:string-value="x" calcext:value-type="string">
            <text:p>x</text:p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 table:formula="of:=IF([.AJ9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00" calcext:value-type="float">
            <text:p>19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 office:value-type="string" office:string-value="x" calcext:value-type="string">
            <text:p>x</text:p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 table:formula="of:=IF([.AJ9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20" calcext:value-type="float">
            <text:p>19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 office:value-type="string" office:string-value="x" calcext:value-type="string">
            <text:p>x</text:p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 table:formula="of:=IF([.AJ9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40" calcext:value-type="float">
            <text:p>19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 office:value-type="string" office:string-value="x" calcext:value-type="string">
            <text:p>x</text:p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 table:formula="of:=IF([.AJ9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60" calcext:value-type="float">
            <text:p>19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 office:value-type="string" office:string-value="x" calcext:value-type="string">
            <text:p>x</text:p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 table:formula="of:=IF([.AJ9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80" calcext:value-type="float">
            <text:p>19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 office:value-type="string" office:string-value="x" calcext:value-type="string">
            <text:p>x</text:p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 table:formula="of:=IF([.AJ10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0" calcext:value-type="float">
            <text:p>20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 office:value-type="string" office:string-value="x" calcext:value-type="string">
            <text:p>x</text:p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 table:formula="of:=IF([.AJ10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 office:value-type="string" office:string-value="x" calcext:value-type="string">
            <text:p>x</text:p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 table:formula="of:=IF([.AJ10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" calcext:value-type="float">
            <text:p>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 office:value-type="string" office:string-value="x" calcext:value-type="string">
            <text:p>x</text:p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 table:formula="of:=IF([.AJ10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 office:value-type="string" office:string-value="x" calcext:value-type="string">
            <text:p>x</text:p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 table:formula="of:=IF([.AJ10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 office:value-type="string" office:string-value="x" calcext:value-type="string">
            <text:p>x</text:p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 table:formula="of:=IF([.AJ10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 office:value-type="string" office:string-value="x" calcext:value-type="string">
            <text:p>x</text:p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 table:formula="of:=IF([.AJ10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 office:value-type="string" office:string-value="x" calcext:value-type="string">
            <text:p>x</text:p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 table:formula="of:=IF([.AJ10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 office:value-type="string" office:string-value="x" calcext:value-type="string">
            <text:p>x</text:p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 table:formula="of:=IF([.AJ10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 office:value-type="string" office:string-value="x" calcext:value-type="string">
            <text:p>x</text:p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 table:formula="of:=IF([.AJ10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 office:value-type="string" office:string-value="x" calcext:value-type="string">
            <text:p>x</text:p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 table:formula="of:=IF([.AJ11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 office:value-type="string" office:string-value="x" calcext:value-type="string">
            <text:p>x</text:p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 table:formula="of:=IF([.AJ11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 office:value-type="string" office:string-value="x" calcext:value-type="string">
            <text:p>x</text:p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 table:formula="of:=IF([.AJ11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 office:value-type="string" office:string-value="x" calcext:value-type="string">
            <text:p>x</text:p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 table:formula="of:=IF([.AJ11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 office:value-type="string" office:string-value="x" calcext:value-type="string">
            <text:p>x</text:p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 table:formula="of:=IF([.AJ11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 office:value-type="string" office:string-value="x" calcext:value-type="string">
            <text:p>x</text:p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 table:formula="of:=IF([.AJ11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 office:value-type="string" office:string-value="x" calcext:value-type="string">
            <text:p>x</text:p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 table:formula="of:=IF([.AJ11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 office:value-type="string" office:string-value="x" calcext:value-type="string">
            <text:p>x</text:p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 table:formula="of:=IF([.AJ11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 office:value-type="string" office:string-value="x" calcext:value-type="string">
            <text:p>x</text:p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 table:formula="of:=IF([.AJ11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 office:value-type="string" office:string-value="x" calcext:value-type="string">
            <text:p>x</text:p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 table:formula="of:=IF([.AJ11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 office:value-type="string" office:string-value="x" calcext:value-type="string">
            <text:p>x</text:p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 table:formula="of:=IF([.AJ12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 office:value-type="string" office:string-value="x" calcext:value-type="string">
            <text:p>x</text:p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 table:formula="of:=IF([.AJ12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 office:value-type="string" office:string-value="x" calcext:value-type="string">
            <text:p>x</text:p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 table:formula="of:=IF([.AJ12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 office:value-type="string" office:string-value="x" calcext:value-type="string">
            <text:p>x</text:p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 table:formula="of:=IF([.AJ12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 office:value-type="string" office:string-value="x" calcext:value-type="string">
            <text:p>x</text:p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 table:formula="of:=IF([.AJ12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 office:value-type="string" office:string-value="x" calcext:value-type="string">
            <text:p>x</text:p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 table:formula="of:=IF([.AJ12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 office:value-type="string" office:string-value="x" calcext:value-type="string">
            <text:p>x</text:p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 table:formula="of:=IF([.AJ12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 office:value-type="string" office:string-value="x" calcext:value-type="string">
            <text:p>x</text:p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 table:formula="of:=IF([.AJ12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 office:value-type="string" office:string-value="x" calcext:value-type="string">
            <text:p>x</text:p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 table:formula="of:=IF([.AJ12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 office:value-type="string" office:string-value="x" calcext:value-type="string">
            <text:p>x</text:p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 table:formula="of:=IF([.AJ12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5" table:number-columns-repeated="2"/>
          <table:table-cell table:number-columns-repeated="16376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6" table:number-columns-repeated="2"/>
          <table:table-cell table:number-columns-repeated="16376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5" table:number-columns-repeated="2"/>
          <table:table-cell table:number-columns-repeated="16376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6" table:number-columns-repeated="2"/>
          <table:table-cell table:number-columns-repeated="16376"/>
        </table:table-row>
        <table:table-row table:style-name="ro2">
          <table:table-cell table:number-columns-repeated="6"/>
          <table:table-cell table:content-validation-name="val5" table:number-columns-repeated="2"/>
          <table:table-cell table:number-columns-repeated="16376"/>
        </table:table-row>
        <table:table-row table:style-name="ro2">
          <table:table-cell table:number-columns-repeated="6"/>
          <table:table-cell table:content-validation-name="val6" table:number-columns-repeated="2"/>
          <table:table-cell table:number-columns-repeated="16376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J4:Channels.J1048576 Channels.J1:Channels.J1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9" table:default-cell-style-name="ce1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number-columns-repeated="7" table:default-cell-style-name="ce2"/>
        <table:table-column table:style-name="co14" table:number-columns-repeated="4" table:default-cell-style-name="ce2"/>
        <table:table-column table:style-name="co13" table:default-cell-style-name="ce2"/>
        <table:table-column table:style-name="co13" table:number-columns-repeated="2" table:default-cell-style-name="ce12"/>
        <table:table-column table:style-name="co14" table:number-columns-repeated="2" table:default-cell-style-name="ce12"/>
        <table:table-column table:style-name="co15" table:default-cell-style-name="ce12"/>
        <table:table-column table:style-name="co8" table:number-columns-repeated="16362"/>
        <table:table-row table:style-name="ro3">
          <table:table-cell table:style-name="ce16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8" office:value-type="string" calcext:value-type="string">
            <text:p>Socket Number</text:p>
          </table:table-cell>
          <table:table-cell table:style-name="ce19" office:value-type="string" calcext:value-type="string">
            <text:p>Local Phantom</text:p>
          </table:table-cell>
          <table:table-cell table:style-name="ce19" office:value-type="string" calcext:value-type="string">
            <text:p>Local Pad</text:p>
          </table:table-cell>
          <table:table-cell table:style-name="ce19" office:value-type="string" calcext:value-type="string">
            <text:p>Local Gain</text:p>
          </table:table-cell>
          <table:table-cell table:style-name="ce20"/>
          <table:table-cell table:style-name="ce21" office:value-type="string" calcext:value-type="string">
            <text:p>DX1 Phantom</text:p>
          </table:table-cell>
          <table:table-cell table:style-name="ce21" office:value-type="string" calcext:value-type="string">
            <text:p>DX1 Pad</text:p>
          </table:table-cell>
          <table:table-cell table:style-name="ce21" office:value-type="string" calcext:value-type="string">
            <text:p>DX1 Gain</text:p>
          </table:table-cell>
          <table:table-cell table:style-name="ce20"/>
          <table:table-cell table:style-name="ce22" office:value-type="string" calcext:value-type="string">
            <text:p>DX3 Phantom</text:p>
          </table:table-cell>
          <table:table-cell table:style-name="ce22" office:value-type="string" calcext:value-type="string">
            <text:p>DX3 Pad</text:p>
          </table:table-cell>
          <table:table-cell table:style-name="ce22" office:value-type="string" calcext:value-type="string">
            <text:p>DX3 Gain</text:p>
          </table:table-cell>
          <table:table-cell table:style-name="ce20"/>
          <table:table-cell table:style-name="ce23" office:value-type="string" calcext:value-type="string">
            <text:p>Slink Phantom</text:p>
          </table:table-cell>
          <table:table-cell table:style-name="ce23" office:value-type="string" calcext:value-type="string">
            <text:p>Slink Pad</text:p>
          </table:table-cell>
          <table:table-cell table:style-name="ce23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table:table-column table:style-name="co8" table:default-cell-style-name="ce2"/>
        <table:table-column table:style-name="co16" table:number-columns-repeated="2" table:default-cell-style-name="ce12"/>
        <table:table-column table:style-name="co17" table:default-cell-style-name="ce12"/>
        <table:table-column table:style-name="co17" table:default-cell-style-name="ce2"/>
        <table:table-column table:style-name="co18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19" table:number-columns-repeated="2" table:default-cell-style-name="ce2"/>
        <table:table-column table:style-name="co20" table:default-cell-style-name="ce12"/>
        <table:table-column table:style-name="co8" table:default-cell-style-name="Default"/>
        <table:table-column table:style-name="co8" table:visibility="collapse" table:default-cell-style-name="ce12"/>
        <table:table-column table:style-name="co8" table:default-cell-style-name="Default"/>
        <table:table-column table:style-name="co8" table:default-cell-style-name="ce2"/>
        <table:table-column table:style-name="co16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21" table:number-columns-repeated="2" table:default-cell-style-name="ce2"/>
        <table:table-column table:style-name="co22" table:default-cell-style-name="ce12"/>
        <table:table-column table:style-name="co23" table:default-cell-style-name="ce12"/>
        <table:table-column table:style-name="co8" table:visibility="collapse" table:default-cell-style-name="ce2"/>
        <table:table-column table:style-name="co16" table:number-columns-repeated="2" table:default-cell-style-name="ce2"/>
        <table:table-column table:style-name="co19" table:default-cell-style-name="ce12"/>
        <table:table-column table:style-name="co24" table:default-cell-style-name="ce12"/>
        <table:table-column table:style-name="co17" table:visibility="collapse" table:default-cell-style-name="ce12"/>
        <table:table-column table:style-name="co21" table:default-cell-style-name="ce12"/>
        <table:table-column table:style-name="co21" table:default-cell-style-name="ce2"/>
        <table:table-column table:style-name="co25" table:default-cell-style-name="ce12"/>
        <table:table-column table:style-name="co22" table:default-cell-style-name="ce12"/>
        <table:table-column table:style-name="co8" table:visibility="collapse" table:default-cell-style-name="ce2"/>
        <table:table-column table:style-name="co26" table:default-cell-style-name="ce2"/>
        <table:table-column table:style-name="co26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25" table:number-columns-repeated="2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8" table:number-columns-repeated="2" table:default-cell-style-name="Default"/>
        <table:table-column table:style-name="co27" table:default-cell-style-name="ce12"/>
        <table:table-column table:style-name="co28" table:default-cell-style-name="ce12"/>
        <table:table-column table:style-name="co8" table:number-columns-repeated="16337"/>
        <table:table-row table:style-name="ro2">
          <table:table-cell table:style-name="ce24" office:value-type="string" calcext:value-type="string">
            <text:p>DCA</text:p>
          </table:table-cell>
          <table:table-cell table:style-name="ce24" office:value-type="string" calcext:value-type="string">
            <text:p>DCA Name</text:p>
          </table:table-cell>
          <table:table-cell table:style-name="ce24" office:value-type="string" calcext:value-type="string">
            <text:p>DCA Color</text:p>
          </table:table-cell>
          <table:table-cell table:style-name="ce29"/>
          <table:table-cell table:style-name="ce30" office:value-type="string" calcext:value-type="string">
            <text:p>Mono Auxes</text:p>
          </table:table-cell>
          <table:table-cell table:style-name="ce30" office:value-type="string" calcext:value-type="string">
            <text:p>Aux Name</text:p>
          </table:table-cell>
          <table:table-cell table:style-name="ce30" office:value-type="string" calcext:value-type="string">
            <text:p>Aux Color</text:p>
          </table:table-cell>
          <table:table-cell table:style-name="ce29" table:number-columns-repeated="2"/>
          <table:table-cell table:style-name="ce30" office:value-type="string" calcext:value-type="string">
            <text:p>Stereo Auxes</text:p>
          </table:table-cell>
          <table:table-cell table:style-name="ce30" office:value-type="string" calcext:value-type="string">
            <text:p>StAux Name</text:p>
          </table:table-cell>
          <table:table-cell table:style-name="ce30" office:value-type="string" calcext:value-type="string">
            <text:p>StAux Color</text:p>
          </table:table-cell>
          <table:table-cell table:style-name="ce29" table:number-columns-repeated="2"/>
          <table:table-cell table:style-name="ce36" office:value-type="string" calcext:value-type="string">
            <text:p>Mono Group</text:p>
          </table:table-cell>
          <table:table-cell table:style-name="ce36" office:value-type="string" calcext:value-type="string">
            <text:p>Group Name</text:p>
          </table:table-cell>
          <table:table-cell table:style-name="ce36" office:value-type="string" calcext:value-type="string">
            <text:p>Group Color</text:p>
          </table:table-cell>
          <table:table-cell table:style-name="ce29" table:number-columns-repeated="2"/>
          <table:table-cell table:style-name="ce36" office:value-type="string" calcext:value-type="string">
            <text:p>Stereo Group</text:p>
          </table:table-cell>
          <table:table-cell table:style-name="ce36" office:value-type="string" calcext:value-type="string">
            <text:p>StGroup Name</text:p>
          </table:table-cell>
          <table:table-cell table:style-name="ce36" office:value-type="string" calcext:value-type="string">
            <text:p>StGroup Color</text:p>
          </table:table-cell>
          <table:table-cell table:style-name="ce29" table:number-columns-repeated="2"/>
          <table:table-cell table:style-name="ce38" office:value-type="string" calcext:value-type="string">
            <text:p>Mono Matrix</text:p>
          </table:table-cell>
          <table:table-cell table:style-name="ce38" office:value-type="string" calcext:value-type="string">
            <text:p>Matrix Name</text:p>
          </table:table-cell>
          <table:table-cell table:style-name="ce38" office:value-type="string" calcext:value-type="string">
            <text:p>Matrix Color</text:p>
          </table:table-cell>
          <table:table-cell table:style-name="ce29" table:number-columns-repeated="2"/>
          <table:table-cell table:style-name="ce38" office:value-type="string" calcext:value-type="string">
            <text:p>Stereo Matrix</text:p>
          </table:table-cell>
          <table:table-cell table:style-name="ce38" office:value-type="string" calcext:value-type="string">
            <text:p>StMatrix Name</text:p>
          </table:table-cell>
          <table:table-cell table:style-name="ce38" office:value-type="string" calcext:value-type="string">
            <text:p>StMatrix Color</text:p>
          </table:table-cell>
          <table:table-cell table:number-columns-repeated="2"/>
          <table:table-cell table:style-name="ce30" office:value-type="string" calcext:value-type="string">
            <text:p>Mono FX Send</text:p>
          </table:table-cell>
          <table:table-cell table:style-name="ce30" office:value-type="string" calcext:value-type="string">
            <text:p>FX Name</text:p>
          </table:table-cell>
          <table:table-cell table:style-name="ce30" office:value-type="string" calcext:value-type="string">
            <text:p>FX Color</text:p>
          </table:table-cell>
          <table:table-cell table:number-columns-repeated="2"/>
          <table:table-cell table:style-name="ce30" office:value-type="string" calcext:value-type="string">
            <text:p>Stereo FX Send</text:p>
          </table:table-cell>
          <table:table-cell table:style-name="ce30" office:value-type="string" calcext:value-type="string">
            <text:p>StFX Name</text:p>
          </table:table-cell>
          <table:table-cell table:style-name="ce30" office:value-type="string" calcext:value-type="string">
            <text:p>StFX Color</text:p>
          </table:table-cell>
          <table:table-cell/>
          <table:table-cell table:style-name="ce12"/>
          <table:table-cell table:style-name="ce41" office:value-type="string" calcext:value-type="string">
            <text:p>FX Return</text:p>
          </table:table-cell>
          <table:table-cell table:style-name="ce41" office:value-type="string" calcext:value-type="string">
            <text:p>FX Return Name</text:p>
          </table:table-cell>
          <table:table-cell table:style-name="ce41" office:value-type="string" calcext:value-type="string">
            <text:p>FX Return Color</text:p>
          </table:table-cell>
          <table:table-cell table:style-name="ce12" table:number-columns-repeated="16337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Dca1</text:p>
          </table:table-cell>
          <table:table-cell table:style-name="ce27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37" table:formula="of:=IF([.P2]&lt;&gt;CONCATENATE(&quot;Grp&quot;;[.O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Ret1</text:p>
          </table:table-cell>
          <table:table-cell table:style-name="ce27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6" office:value-type="string" calcext:value-type="string">
            <text:p>Dca2</text:p>
          </table:table-cell>
          <table:table-cell table:style-name="ce27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37" table:formula="of:=IF([.P3]&lt;&gt;CONCATENATE(&quot;Grp&quot;;[.O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Ret2</text:p>
          </table:table-cell>
          <table:table-cell table:style-name="ce33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3" calcext:value-type="float">
            <text:p>3</text:p>
          </table:table-cell>
          <table:table-cell table:style-name="ce26" office:value-type="string" calcext:value-type="string">
            <text:p>Dca3</text:p>
          </table:table-cell>
          <table:table-cell table:style-name="ce27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37" table:formula="of:=IF([.P4]&lt;&gt;CONCATENATE(&quot;Grp&quot;;[.O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Ret3</text:p>
          </table:table-cell>
          <table:table-cell table:style-name="ce33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6" office:value-type="string" calcext:value-type="string">
            <text:p>Dca4</text:p>
          </table:table-cell>
          <table:table-cell table:style-name="ce27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37" table:formula="of:=IF([.P5]&lt;&gt;CONCATENATE(&quot;Grp&quot;;[.O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Ret4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6" office:value-type="string" calcext:value-type="string">
            <text:p>Dca5</text:p>
          </table:table-cell>
          <table:table-cell table:style-name="ce27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37" table:formula="of:=IF([.P6]&lt;&gt;CONCATENATE(&quot;Grp&quot;;[.O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Ret5</text:p>
          </table:table-cell>
          <table:table-cell table:style-name="ce33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6" office:value-type="string" calcext:value-type="string">
            <text:p>Dca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7]&lt;&gt;CONCATENATE(&quot;Grp&quot;;[.O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Ret6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6" office:value-type="string" calcext:value-type="string">
            <text:p>Dca7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8]&lt;&gt;CONCATENATE(&quot;Grp&quot;;[.O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Ret7</text:p>
          </table:table-cell>
          <table:table-cell table:style-name="ce34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6" office:value-type="string" calcext:value-type="string">
            <text:p>Dca8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9]&lt;&gt;CONCATENATE(&quot;Grp&quot;;[.O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Ret8</text:p>
          </table:table-cell>
          <table:table-cell table:style-name="ce34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6" office:value-type="string" calcext:value-type="string">
            <text:p>Dca9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0]&lt;&gt;CONCATENATE(&quot;Grp&quot;;[.O1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Ret9</text:p>
          </table:table-cell>
          <table:table-cell table:style-name="ce34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6" office:value-type="string" calcext:value-type="string">
            <text:p>Dca10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1]&lt;&gt;CONCATENATE(&quot;Grp&quot;;[.O1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Ret10</text:p>
          </table:table-cell>
          <table:table-cell table:style-name="ce34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6" office:value-type="string" calcext:value-type="string">
            <text:p>Dca11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12]&lt;&gt;CONCATENATE(&quot;Grp&quot;;[.O1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Ret11</text:p>
          </table:table-cell>
          <table:table-cell table:style-name="ce34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6" office:value-type="string" calcext:value-type="string">
            <text:p>Dca12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13]&lt;&gt;CONCATENATE(&quot;Grp&quot;;[.O1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Ret12</text:p>
          </table:table-cell>
          <table:table-cell table:style-name="ce34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6" office:value-type="string" calcext:value-type="string">
            <text:p>Dca1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14]&lt;&gt;CONCATENATE(&quot;Grp&quot;;[.O1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Ret13</text:p>
          </table:table-cell>
          <table:table-cell table:style-name="ce34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6" office:value-type="string" calcext:value-type="string">
            <text:p>Dca14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15]&lt;&gt;CONCATENATE(&quot;Grp&quot;;[.O1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Ret14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6" office:value-type="string" calcext:value-type="string">
            <text:p>Dca15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16]&lt;&gt;CONCATENATE(&quot;Grp&quot;;[.O1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Ret15</text:p>
          </table:table-cell>
          <table:table-cell table:style-name="ce28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6" office:value-type="string" calcext:value-type="string">
            <text:p>Dca16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17]&lt;&gt;CONCATENATE(&quot;Grp&quot;;[.O1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16</text:p>
          </table:table-cell>
          <table:table-cell table:style-name="ce28" table:content-validation-name="val1"/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Fx16</text:p>
          </table:table-cell>
          <table:table-cell table:style-name="ce28" table:content-validation-name="val1"/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Ret16</text:p>
          </table:table-cell>
          <table:table-cell table:style-name="ce28" table:content-validation-name="val1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6" office:value-type="string" calcext:value-type="string">
            <text:p>Dca17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8]&lt;&gt;CONCATENATE(&quot;Grp&quot;;[.O1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8" calcext:value-type="float">
            <text:p>18</text:p>
          </table:table-cell>
          <table:table-cell table:style-name="ce26" office:value-type="string" calcext:value-type="string">
            <text:p>Dca18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9]&lt;&gt;CONCATENATE(&quot;Grp&quot;;[.O1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9" calcext:value-type="float">
            <text:p>19</text:p>
          </table:table-cell>
          <table:table-cell table:style-name="ce26" office:value-type="string" calcext:value-type="string">
            <text:p>Dca19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0]&lt;&gt;CONCATENATE(&quot;Grp&quot;;[.O2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0" calcext:value-type="float">
            <text:p>20</text:p>
          </table:table-cell>
          <table:table-cell table:style-name="ce26" office:value-type="string" calcext:value-type="string">
            <text:p>Dca20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1]&lt;&gt;CONCATENATE(&quot;Grp&quot;;[.O2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1" calcext:value-type="float">
            <text:p>21</text:p>
          </table:table-cell>
          <table:table-cell table:style-name="ce26" office:value-type="string" calcext:value-type="string">
            <text:p>Dca21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22]&lt;&gt;CONCATENATE(&quot;Grp&quot;;[.O2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2" calcext:value-type="float">
            <text:p>22</text:p>
          </table:table-cell>
          <table:table-cell table:style-name="ce26" office:value-type="string" calcext:value-type="string">
            <text:p>Dca22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23]&lt;&gt;CONCATENATE(&quot;Grp&quot;;[.O2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3" calcext:value-type="float">
            <text:p>23</text:p>
          </table:table-cell>
          <table:table-cell table:style-name="ce26" office:value-type="string" calcext:value-type="string">
            <text:p>Dca23</text:p>
          </table:table-cell>
          <table:table-cell table:style-name="ce28" table:content-validation-name="val1" office:value-type="string" calcext:value-type="string">
            <text:p>-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24]&lt;&gt;CONCATENATE(&quot;Grp&quot;;[.O2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4" calcext:value-type="float">
            <text:p>24</text:p>
          </table:table-cell>
          <table:table-cell table:style-name="ce26" office:value-type="string" calcext:value-type="string">
            <text:p>Dca24</text:p>
          </table:table-cell>
          <table:table-cell table:style-name="ce28" table:content-validation-name="val1"/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25]&lt;&gt;CONCATENATE(&quot;Grp&quot;;[.O2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Aux25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Au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Grp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26]&lt;&gt;CONCATENATE(&quot;Grp&quot;;[.O2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Grp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Mt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Mt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ux26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Au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Grp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27]&lt;&gt;CONCATENATE(&quot;Grp&quot;;[.O2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Grp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Mt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Mt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Aux27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Au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Grp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8]&lt;&gt;CONCATENATE(&quot;Grp&quot;;[.O2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Grp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Mt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Mt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Aux28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Au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Grp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9]&lt;&gt;CONCATENATE(&quot;Grp&quot;;[.O2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Grp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Mt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Mt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Aux29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Au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Grp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30]&lt;&gt;CONCATENATE(&quot;Grp&quot;;[.O3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Grp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Mt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Mt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Aux30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Au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Grp30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31]&lt;&gt;CONCATENATE(&quot;Grp&quot;;[.O3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Grp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Mtx30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Mt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Aux31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Aux31</text:p>
          </table:table-cell>
          <table:table-cell table:style-name="ce28" table:content-validation-name="val1"/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Grp31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32]&lt;&gt;CONCATENATE(&quot;Grp&quot;;[.O3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Grp31</text:p>
          </table:table-cell>
          <table:table-cell table:style-name="ce28" table:content-validation-name="val1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Mtx31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Mtx31</text:p>
          </table:table-cell>
          <table:table-cell table:style-name="ce28" table:content-validation-name="val1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Aux32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1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Grp32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33]&lt;&gt;CONCATENATE(&quot;Grp&quot;;[.O33]);1;0)" office:value-type="float" office:value="0" calcext:value-type="float">
            <text:p>0</text:p>
          </table:table-cell>
          <table:table-cell table:style-name="ce37"/>
          <table:table-cell table:number-columns-repeated="2"/>
          <table:table-cell table:style-name="ce35" table:content-validation-name="val11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Mtx32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9" table:content-validation-name="val11"/>
          <table:table-cell table:number-columns-repeated="3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Aux33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Grp33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34]&lt;&gt;CONCATENATE(&quot;Grp&quot;;[.O3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Mtx33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0" table:content-validation-name="val11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Aux34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Grp34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35]&lt;&gt;CONCATENATE(&quot;Grp&quot;;[.O3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Mtx34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Aux35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Grp35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36]&lt;&gt;CONCATENATE(&quot;Grp&quot;;[.O3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Mtx35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Aux36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Grp36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37]&lt;&gt;CONCATENATE(&quot;Grp&quot;;[.O3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Mtx36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Aux37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Grp37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38]&lt;&gt;CONCATENATE(&quot;Grp&quot;;[.O3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Mtx37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Aux38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Grp38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39]&lt;&gt;CONCATENATE(&quot;Grp&quot;;[.O3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Mtx38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Aux39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Grp39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40]&lt;&gt;CONCATENATE(&quot;Grp&quot;;[.O4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Mtx39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Aux40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Grp40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41]&lt;&gt;CONCATENATE(&quot;Grp&quot;;[.O4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Mtx40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Aux41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Grp41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42]&lt;&gt;CONCATENATE(&quot;Grp&quot;;[.O4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Mtx41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Aux42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Grp42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43]&lt;&gt;CONCATENATE(&quot;Grp&quot;;[.O4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Mtx42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Aux43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Grp43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44]&lt;&gt;CONCATENATE(&quot;Grp&quot;;[.O4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Mtx43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Aux44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Grp44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45]&lt;&gt;CONCATENATE(&quot;Grp&quot;;[.O4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Mtx44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Aux45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Grp45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46]&lt;&gt;CONCATENATE(&quot;Grp&quot;;[.O4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Mtx45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Aux4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Grp4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47]&lt;&gt;CONCATENATE(&quot;Grp&quot;;[.O4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Mtx4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Aux47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Grp4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48]&lt;&gt;CONCATENATE(&quot;Grp&quot;;[.O4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Mtx4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Aux48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Grp4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49]&lt;&gt;CONCATENATE(&quot;Grp&quot;;[.O4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Mtx4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Aux49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Grp4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50]&lt;&gt;CONCATENATE(&quot;Grp&quot;;[.O5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Mtx4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Aux50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Grp5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51]&lt;&gt;CONCATENATE(&quot;Grp&quot;;[.O5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Mtx5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Aux51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Grp5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52]&lt;&gt;CONCATENATE(&quot;Grp&quot;;[.O5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Mtx5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Aux52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Grp5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53]&lt;&gt;CONCATENATE(&quot;Grp&quot;;[.O5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Mtx5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Aux5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Grp5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54]&lt;&gt;CONCATENATE(&quot;Grp&quot;;[.O5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Mtx5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Aux54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Grp5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55]&lt;&gt;CONCATENATE(&quot;Grp&quot;;[.O5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Mtx5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Aux55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Grp5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56]&lt;&gt;CONCATENATE(&quot;Grp&quot;;[.O5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Mtx5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Aux56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Grp5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57]&lt;&gt;CONCATENATE(&quot;Grp&quot;;[.O5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Mtx5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Aux57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Grp5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58]&lt;&gt;CONCATENATE(&quot;Grp&quot;;[.O5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Mtx5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Aux58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Grp5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59]&lt;&gt;CONCATENATE(&quot;Grp&quot;;[.O5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Mtx5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Aux59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Grp5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60]&lt;&gt;CONCATENATE(&quot;Grp&quot;;[.O6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Mtx5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Aux60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Grp6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61]&lt;&gt;CONCATENATE(&quot;Grp&quot;;[.O6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Mtx6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Au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Grp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37" table:formula="of:=IF([.P62]&lt;&gt;CONCATENATE(&quot;Grp&quot;;[.O6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Mt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Aux62</text:p>
          </table:table-cell>
          <table:table-cell table:style-name="ce28" table:content-validation-name="val1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Grp62</text:p>
          </table:table-cell>
          <table:table-cell table:style-name="ce28" table:content-validation-name="val1"/>
          <table:table-cell table:style-name="ce37" table:formula="of:=IF([.P63]&lt;&gt;CONCATENATE(&quot;Grp&quot;;[.O6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Mtx62</text:p>
          </table:table-cell>
          <table:table-cell table:style-name="ce28" table:content-validation-name="val1"/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2"/>
          <table:table-cell table:style-name="ce27" table:content-validation-name="val1"/>
          <table:table-cell table:number-columns-repeated="8"/>
          <table:table-cell table:style-name="ce32"/>
          <table:table-cell table:style-name="ce35" table:content-validation-name="val11"/>
          <table:table-cell table:number-columns-repeated="9"/>
          <table:table-cell table:style-name="ce35" table:content-validation-name="val11"/>
          <table:table-cell table:number-columns-repeated="20"/>
        </table:table-row>
        <table:table-row table:style-name="ro2">
          <table:table-cell table:number-columns-repeated="6"/>
          <table:table-cell table:style-name="ce27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8">
          <table:table-cell table:number-columns-repeated="6"/>
          <table:table-cell table:style-name="ce27" table:content-validation-name="val1"/>
          <table:table-cell table:number-columns-repeated="40"/>
        </table:table-row>
        <table:table-row table:style-name="ro2" table:number-rows-repeated="1048502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9" table:default-cell-style-name="ce44"/>
        <table:table-column table:style-name="co29" table:number-columns-repeated="2" table:default-cell-style-name="ce48"/>
        <table:table-column table:style-name="co29" table:number-columns-repeated="3" table:default-cell-style-name="Default"/>
        <table:table-row table:style-name="ro2">
          <table:table-cell table:style-name="ce42"/>
          <table:table-cell table:style-name="ce47" office:value-type="string" calcext:value-type="string">
            <text:p>Mono</text:p>
          </table:table-cell>
          <table:table-cell table:style-name="ce47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3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5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6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6"/>
        </table:table-row>
      </table:table>
      <table:table table:name="Misc" table:style-name="ta5"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1" table:number-columns-repeated="16381"/>
        <table:table-row table:style-name="ro4"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Value</text:p>
          </table:table-cell>
          <table:table-cell table:style-name="ce49" office:value-type="string" calcext:value-type="string">
            <text:p>Description</text:p>
          </table:table-cell>
        </table:table-row>
        <table:table-row table:style-name="ro4">
          <table:table-cell table:style-name="ce10" office:value-type="string" calcext:value-type="string">
            <text:p>Version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10-22T11:33:45.980756167</dc:date>
    <meta:editing-cycles>275</meta:editing-cycles>
    <meta:editing-duration>PT13H52M2S</meta:editing-duration>
    <meta:generator>LibreOffice/7.4.2.3$MacOSX_X86_64 LibreOffice_project/382eef1f22670f7f4118c8c2dd222ec7ad009daf</meta:generator>
    <meta:document-statistic meta:table-count="5" meta:cell-count="6944" meta:object-count="0"/>
    <meta:user-defined meta:name="AppVersion">15.0000</meta:user-defined>
  </office:meta>
</office:document-meta>
</file>